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c72f" officeooo:paragraph-rsid="0013c72f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141589" style:font-style-asian="normal" style:font-style-complex="normal"/>
    </style:style>
    <style:style style:name="T3" style:family="text">
      <style:text-properties fo:language="en" fo:country="US" fo:font-style="normal" officeooo:rsid="0016f5d8" style:font-style-asian="normal" style:font-style-complex="normal"/>
    </style:style>
    <style:style style:name="T4" style:family="text">
      <style:text-properties fo:language="en" fo:country="US" fo:font-style="normal" officeooo:rsid="00213f7c" style:font-style-asian="normal" style:font-style-complex="normal"/>
    </style:style>
    <style:style style:name="T5" style:family="text">
      <style:text-properties fo:language="en" fo:country="US" fo:font-style="normal" officeooo:rsid="0021ad47" style:font-style-asian="normal" style:font-style-complex="normal"/>
    </style:style>
    <style:style style:name="T6" style:family="text">
      <style:text-properties fo:language="en" fo:country="US" fo:font-style="normal" officeooo:rsid="0021eee4" style:font-style-asian="normal" style:font-style-complex="normal"/>
    </style:style>
    <style:style style:name="T7" style:family="text">
      <style:text-properties fo:language="en" fo:country="US" fo:font-style="normal" officeooo:rsid="0023c1b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Born in Scotland to her muggle father, Robert, and his wife Isobel, a witch. She’s a s</text:span><text:span text:style-name="T1">tudent </text:span><text:span text:style-name="T4">in</text:span><text:span text:style-name="T1"> Hogwarts, </text:span><text:span text:style-name="T4">considered the most outstanding of her year. She belongs to the Gryffindor house, being also part of its </text:span><text:span text:style-name="T1">Quidditch </text:span><text:span text:style-name="T4">team</text:span><text:span text:style-name="T1">. </text:span><text:span text:style-name="T4">She’s always been </text:span><text:span text:style-name="T2">v</text:span><text:span text:style-name="T1">ery talented in the discipline of transfiguration, which she mastered under the guidance of Albus Dumbledore, </text:span><text:span text:style-name="T2">eventually</text:span><text:span text:style-name="T1"> becom</text:span><text:span text:style-name="T2">ing</text:span><text:span text:style-name="T1"> an Animagus, </text:span><text:span text:style-name="T4">in the form of a tabby cat</text:span><text:span text:style-name="T1">. </text:span><text:span text:style-name="T5">She is very b</text:span><text:span text:style-name="T3">rave, determined and loyal </text:span><text:span text:style-name="T6">but also sensitive</text:span><text:span text:style-name="T3">. </text:span><text:span text:style-name="T5">Due to her half-blood origins </text:span><text:span text:style-name="T7">and her will to speak</text:span><text:span text:style-name="T5">, she is strongly involved in the fight of the everlasting racism problem that infects the wizarding wor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officeooo:rsid="00244d2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9:30.047454737</meta:creation-date>
    <dc:date>2020-11-30T21:39:31.295865465</dc:date>
    <meta:editing-duration>PT49M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06" meta:character-count="635" meta:non-whitespace-character-count="530"/>
  </office:meta>
</office:document-meta>
</file>